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GB" fo:font-style="normal" fo:text-shadow="none" style:text-underline-style="none" fo:font-weight="normal" style:letter-kerning="true" style:font-name-asian="DejaVu Sans" style:font-size-asian="10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troduction to Spatial Data and Analysis with R</text:span></text:p>
      <text:p text:style-name="P1"/>
      <text:p text:style-name="P1"><text:span text:style-name="T1">Who</text:span>: <office:annotation office:name="__Annotation__10_3730269147" loext:resolved="false"><dc:creator>Víctor Granda</dc:creator><dc:date>2021-12-17T13:09:57</dc:date><meta:creator-initials>VGG</meta:creator-initials><text:p><text:span text:style-name="T2">El ínclito, el maravilloso, el de los dedos vertiginosos, la programación dura de Roberto Molowni (Lo siento, es un homenaje a Javier Krahe y la Madragora jejeje).</text:span></text:p></office:annotation>Roberto Molowny<office:annotation-end office:name="__Annotation__10_3730269147"/> &amp; Víctor Granda.</text:p>
      <text:p text:style-name="P1"/>
      <text:p text:style-name="P1"><text:span text:style-name="T1">When</text:span>: <office:annotation office:name="__Annotation__19_3730269147" loext:resolved="false"><dc:creator>Víctor Granda</dc:creator><dc:date>2021-12-17T13:10:46</dc:date><meta:creator-initials>VGG</meta:creator-initials><text:p><text:span text:style-name="T2">¿Febrero, Marzo? A mi me va bien cualquiera. En cuanto a tiempo por sesión, yo diria unas 3 horas. Si crees que es mejor 4 o reducir a 2, no tengo problema, es cuestión de adaptar el contenido. Asi que propongo esto, pero cambialo como veas mejor.</text:span></text:p></office:annotation>21-24 February, 10:00 – 13:00<office:annotation-end office:name="__Annotation__19_3730269147"/></text:p>
      <text:p text:style-name="P1"/>
      <text:p text:style-name="P1"><text:span text:style-name="T1">Recommended for</text:span>: Staff and students with basic knowledge of <office:annotation office:name="__Annotation__27_3730269147" loext:resolved="false"><dc:creator>Víctor Granda</dc:creator><dc:date>2021-12-17T13:11:25</dc:date><meta:creator-initials>VGG</meta:creator-initials><text:p><text:span text:style-name="T2">Si no crees que sea necesario ponerlo, quitalo.</text:span></text:p><text:p><text:span text:style-name="T2">Y si quieres añadir statistics, como en el ejemplo que nos manda Tere, go ahead.</text:span></text:p></office:annotation>GIS<office:annotation-end office:name="__Annotation__27_3730269147"/> and R programming.</text:p>
      <text:p text:style-name="P1"/>
      <text:p text:style-name="P1"><text:span text:style-name="T1">Where</text:span>: <office:annotation office:name="__Annotation__36_3730269147" loext:resolved="false"><dc:creator>Víctor Granda</dc:creator><dc:date>2021-12-17T13:13:28</dc:date><meta:creator-initials>VGG</meta:creator-initials><text:p><text:span text:style-name="T2">(let’s hope) Realmente me gustaria que fuese presencial, pero si ha de ser online, pues bueno.</text:span></text:p></office:annotation>UAB<office:annotation-end office:name="__Annotation__36_3730269147"/></text:p>
      <text:p text:style-name="P1"/>
      <text:p text:style-name="P1"/>
      <text:p text:style-name="P1"/>
      <text:p text:style-name="P1"><office:annotation office:name="__Annotation__72_3730269147" loext:resolved="false"><dc:creator>Víctor Granda</dc:creator><dc:date>2021-12-17T14:17:47</dc:date><meta:creator-initials>VGG</meta:creator-initials><text:p><text:span text:style-name="T2">Cambia, elimina o deja lo que quieras, confio en ti plenamente ;)</text:span></text:p></office:annotation>Spatial data has become more and more important in ecology, with geo-tagged local data and remote-sensing data being more usual, open and accessible. This offers a wide range of possibilities from obtaining climatic variables for experimental plots to including spatial dimension in statistical models.</text:p>
      <text:p text:style-name="P1">The aim of this course is to get comfortable working in R with spatial data. In the first half of the course we’ll present how we can load and inspect vector and raster data in your R session. This also includes basic vector operations as spatial joins and filters and raster algebra (merge, extract…) as well as some basic visualization techniques.<office:annotation-end office:name="__Annotation__72_3730269147"/></text:p>
      <text:p text:style-name="P1"><office:annotation office:name="__Annotation__78_3730269147" loext:resolved="false"><dc:creator>Víctor Granda</dc:creator><dc:date>2021-12-17T14:17:21</dc:date><meta:creator-initials>VGG</meta:creator-initials><text:p><text:span text:style-name="T2">Te dejo completar esto a ti ;)</text:span></text:p></office:annotation>In the second half of the course, we will show you how to include and use spatial in some statistical analysis...<office:annotation-end office:name="__Annotation__78_373026914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GB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ystem" style:font-pitch-complex="variabl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7T13:01:07</meta:creation-date>
    <meta:initial-creator>Víctor Granda</meta:initial-creator>
    <dc:language>en-GB</dc:language>
    <dc:creator>Víctor Granda</dc:creator>
    <dc:date>2021-12-17T14:26:48.682257037</dc:date>
    <meta:editing-cycles>3</meta:editing-cycles>
    <meta:editing-duration>PT8M12S</meta:editing-duration>
    <meta:generator>LibreOffice/7.2.2.2$Linux_X86_64 LibreOffice_project/20$Build-2</meta:generator>
    <meta:document-statistic meta:table-count="0" meta:image-count="0" meta:object-count="0" meta:page-count="1" meta:paragraph-count="8" meta:word-count="160" meta:character-count="976" meta:non-whitespace-character-count="823"/>
    <meta:user-defined meta:name="AppVersion">15.0000</meta:user-defined>
  </office:meta>
</office:document-meta>
</file>